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Nerd Font" svg:font-family="'Inter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0417in" style:rel-column-width="1500*"/>
    </style:style>
    <style:style style:name="Table1.B" style:family="table-column">
      <style:table-column-properties style:column-width="5.8833in" style:rel-column-width="8475*"/>
    </style:style>
    <style:style style:name="Table1.1" style:family="table-row">
      <style:table-row-properties style:min-row-height="0.4715in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style:min-row-height="0.4715in" fo:keep-together="auto"/>
    </style:style>
    <style:style style:name="Table1.B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2299in"/>
    </style:style>
    <style:style style:name="Table1.A12" style:family="table-cell">
      <style:table-cell-properties style:vertical-align="middle"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shadow="none" style:may-break-between-rows="true" table:border-model="collapsing"/>
    </style:style>
    <style:style style:name="Table2.A" style:family="table-column">
      <style:table-column-properties style:column-width="1.0417in" style:rel-column-width="1500*"/>
    </style:style>
    <style:style style:name="Table2.B" style:family="table-column">
      <style:table-column-properties style:column-width="5.8833in" style:rel-column-width="8475*"/>
    </style:style>
    <style:style style:name="Table2.1" style:family="table-row">
      <style:table-row-properties style:min-row-height="0.4715in"/>
    </style:style>
    <style:style style:name="Table2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0" style:family="table-row">
      <style:table-row-properties style:min-row-height="0.4715in" fo:keep-together="auto"/>
    </style:style>
    <style:style style:name="Table2.B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style:min-row-height="0.2299in"/>
    </style:style>
    <style:style style:name="Table2.A12" style:family="table-cell">
      <style:table-cell-properties style:vertical-align="middle"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1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.2in" style:contextual-spacing="false" fo:text-align="center" style:justify-single-word="false" fo:break-before="page"/>
      <style:text-properties style:font-name="Inter Nerd Font" fo:font-size="11pt" fo:font-weight="bold" officeooo:rsid="000890d2" officeooo:paragraph-rsid="000d52d1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margin-top="0in" fo:margin-bottom="0.2in" style:contextual-spacing="false" fo:text-align="center" style:justify-single-word="false"/>
      <style:text-properties style:font-name="Inter Nerd Font" fo:font-size="14pt" fo:font-weight="bold" officeooo:rsid="000890d2" officeooo:paragraph-rsid="000890d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2d1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8f1" officeooo:paragraph-rsid="0009f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8f1" officeooo:paragraph-rsid="000b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8f1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e77d" officeooo:paragraph-rsid="000be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e77d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52d1" officeooo:paragraph-rsid="000d5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officeooo:rsid="000be77d" officeooo:paragraph-rsid="000be77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officeooo:rsid="000be77d" officeooo:paragraph-rsid="000d52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09f8f1" officeooo:paragraph-rsid="0009f8f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09f8f1" officeooo:paragraph-rsid="000be77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09f8f1" officeooo:paragraph-rsid="000d52d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e77d"/>
    </style:style>
    <style:style style:name="T3" style:family="text">
      <style:text-properties officeooo:rsid="000d5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 1 Weeks<text:line-break/>(Week 1, Week 3, Week 5, Week 7, Week 9)<text:line-break/><text:span text:style-name="T1">9/12, 9/26, 10/10, 10/24, 11/7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Time</text:p>
          </table:table-cell>
          <table:table-cell table:style-name="Table1.B1" office:value-type="string">
            <text:p text:style-name="P17">Name</text:p>
          </table:table-cell>
        </table:table-row>
        <table:table-row table:style-name="Table1.1">
          <table:table-cell table:style-name="Table1.A2" office:value-type="string">
            <text:p text:style-name="P9">8:30</text:p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8:50</text:p>
          </table:table-cell>
          <table:table-cell table:style-name="Table1.B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9:10</text:p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9:30</text:p>
          </table:table-cell>
          <table:table-cell table:style-name="Table1.B5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9:50</text:p>
          </table:table-cell>
          <table:table-cell table:style-name="Table1.B6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10:10</text:p>
          </table:table-cell>
          <table:table-cell table:style-name="Table1.B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10:30</text:p>
          </table:table-cell>
          <table:table-cell table:style-name="Table1.B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10:50</text:p>
          </table:table-cell>
          <table:table-cell table:style-name="Table1.B9" office:value-type="string">
            <text:p text:style-name="P15"/>
          </table:table-cell>
        </table:table-row>
        <table:table-row table:style-name="Table1.10">
          <table:table-cell table:style-name="Table1.A2" office:value-type="string">
            <text:p text:style-name="P9">1<text:span text:style-name="T2">1</text:span>:<text:span text:style-name="T2">10</text:span></text:p>
          </table:table-cell>
          <table:table-cell table:style-name="Table1.B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11:30</text:p>
          </table:table-cell>
          <table:table-cell table:style-name="Table1.B11" office:value-type="string">
            <text:p text:style-name="P3"/>
          </table:table-cell>
        </table:table-row>
        <table:table-row table:style-name="Table1.12">
          <table:table-cell table:style-name="Table1.A12" office:value-type="string">
            <text:p text:style-name="P9"/>
          </table:table-cell>
          <table:table-cell table:style-name="Table1.B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2">1:<text:span text:style-name="T3">00</text:span></text:p>
          </table:table-cell>
          <table:table-cell table:style-name="Table1.B1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1:20</text:p>
          </table:table-cell>
          <table:table-cell table:style-name="Table1.B1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1:40</text:p>
          </table:table-cell>
          <table:table-cell table:style-name="Table1.B15" office:value-type="string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14">2:00</text:p>
          </table:table-cell>
          <table:table-cell table:style-name="Table1.B16" office:value-type="string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14">2:20</text:p>
          </table:table-cell>
          <table:table-cell table:style-name="Table1.B17" office:value-type="string">
            <text:p text:style-name="P7"/>
          </table:table-cell>
        </table:table-row>
        <table:table-row table:style-name="Table1.10">
          <table:table-cell table:style-name="Table1.A2" office:value-type="string">
            <text:p text:style-name="P14">2:40</text:p>
          </table:table-cell>
          <table:table-cell table:style-name="Table1.B18" office:value-type="string">
            <text:p text:style-name="P7"/>
          </table:table-cell>
        </table:table-row>
      </table:table>
      <text:p text:style-name="P2"><text:soft-page-break/>Mod 2 Weeks<text:line-break/>(Week 2, Week 4, Week 6, Week 8, Week 10)<text:span text:style-name="T1"><text:line-break/>9/19, 10/3, 10/17, 10/31, 11/14</text:span>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Time</text:p>
          </table:table-cell>
          <table:table-cell table:style-name="Table2.B1" office:value-type="string">
            <text:p text:style-name="P19">Name</text:p>
          </table:table-cell>
        </table:table-row>
        <table:table-row table:style-name="Table2.1">
          <table:table-cell table:style-name="Table2.A2" office:value-type="string">
            <text:p text:style-name="P11"><text:span text:style-name="T3">8</text:span>:30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8:50</text:p>
          </table:table-cell>
          <table:table-cell table:style-name="Table2.B3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9:10</text:p>
          </table:table-cell>
          <table:table-cell table:style-name="Table2.B4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9:30</text:p>
          </table:table-cell>
          <table:table-cell table:style-name="Table2.B5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9:50</text:p>
          </table:table-cell>
          <table:table-cell table:style-name="Table2.B6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10:10</text:p>
          </table:table-cell>
          <table:table-cell table:style-name="Table2.B7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10:30</text:p>
          </table:table-cell>
          <table:table-cell table:style-name="Table2.B8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10:50</text:p>
          </table:table-cell>
          <table:table-cell table:style-name="Table2.B9" office:value-type="string">
            <text:p text:style-name="P16"/>
          </table:table-cell>
        </table:table-row>
        <table:table-row table:style-name="Table2.10">
          <table:table-cell table:style-name="Table2.A2" office:value-type="string">
            <text:p text:style-name="P11">1<text:span text:style-name="T2">1</text:span>:<text:span text:style-name="T2">10</text:span></text:p>
          </table:table-cell>
          <table:table-cell table:style-name="Table2.B10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11:30</text:p>
          </table:table-cell>
          <table:table-cell table:style-name="Table2.B11" office:value-type="string">
            <text:p text:style-name="P5"/>
          </table:table-cell>
        </table:table-row>
        <table:table-row table:style-name="Table2.12">
          <table:table-cell table:style-name="Table2.A12" office:value-type="string">
            <text:p text:style-name="P11"/>
          </table:table-cell>
          <table:table-cell table:style-name="Table2.B1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3">1:<text:span text:style-name="T3">00</text:span></text:p>
          </table:table-cell>
          <table:table-cell table:style-name="Table2.B13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4">1:20</text:p>
          </table:table-cell>
          <table:table-cell table:style-name="Table2.B14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14">1:40</text:p>
          </table:table-cell>
          <table:table-cell table:style-name="Table2.B15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p text:style-name="P14">2:00</text:p>
          </table:table-cell>
          <table:table-cell table:style-name="Table2.B16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p text:style-name="P14">2:20</text:p>
          </table:table-cell>
          <table:table-cell table:style-name="Table2.B17" office:value-type="string">
            <text:p text:style-name="P8"/>
          </table:table-cell>
        </table:table-row>
        <table:table-row table:style-name="Table2.10">
          <table:table-cell table:style-name="Table2.A2" office:value-type="string">
            <text:p text:style-name="P14">2:40</text:p>
          </table:table-cell>
          <table:table-cell table:style-name="Table2.B18" office:value-type="string">
            <text:p text:style-name="P8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Nerd Font" svg:font-family="'Inter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2:06:44.003773415</meta:creation-date>
    <dc:title>Writing</dc:title>
    <meta:editing-duration>PT1M41S</meta:editing-duration>
    <meta:editing-cycles>2</meta:editing-cycles>
    <meta:generator>LibreOffice/7.6.0.3$Linux_X86_64 LibreOffice_project/60$Build-3</meta:generator>
    <dc:date>2023-09-01T12:29:56.527887774</dc:date>
    <meta:document-statistic meta:table-count="2" meta:image-count="0" meta:object-count="0" meta:page-count="3" meta:paragraph-count="38" meta:word-count="72" meta:character-count="322" meta:non-whitespace-character-count="288"/>
    <meta:template xlink:type="simple" xlink:actuate="onRequest" xlink:title="Writing" xlink:href="../../../../../../../Templates/Writing.ott" meta:date="2023-09-01T12:06:43.355484641"/>
  </office:meta>
</office:document-meta>
</file>